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956cm"/>
    </style:style>
    <style:style style:name="co6" style:family="table-column">
      <style:table-column-properties fo:break-before="auto" style:column-width="3.44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1.974cm" fo:break-before="auto" style:use-optimal-row-height="false"/>
    </style:style>
    <style:style style:name="ro4" style:family="table-row">
      <style:table-row-properties style:row-height="1.353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1.937cm" fo:break-before="auto" style:use-optimal-row-height="false"/>
    </style:style>
    <style:style style:name="ro7" style:family="table-row">
      <style:table-row-properties style:row-height="1.598cm" fo:break-before="auto" style:use-optimal-row-height="false"/>
    </style:style>
    <style:style style:name="ro8" style:family="table-row">
      <style:table-row-properties style:row-height="0.977cm" fo:break-before="auto" style:use-optimal-row-height="false"/>
    </style:style>
    <style:style style:name="ro9" style:family="table-row">
      <style:table-row-properties style:row-height="1.5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 style:data-style-name="N84">
      <style:table-cell-properties fo:background-color="#3465a4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 style:data-style-name="N84"/>
    <style:style style:name="ce8" style:family="table-cell" style:parent-style-name="Default" style:data-style-name="N84">
      <style:table-cell-properties fo:background-color="#bbe33d"/>
    </style:style>
    <style:style style:name="ce11" style:family="table-cell" style:parent-style-name="Default" style:data-style-name="N84">
      <style:table-cell-properties fo:background-color="#e8f2a1"/>
    </style:style>
    <style:style style:name="ce15" style:family="table-cell" style:parent-style-name="Default" style:data-style-name="N84">
      <style:table-cell-properties fo:background-color="#e8f2a1" fo:wrap-option="wrap"/>
    </style:style>
    <style:style style:name="ce10" style:family="table-cell" style:parent-style-name="Default">
      <style:table-cell-properties fo:background-color="#3465a4" style:text-align-source="fix" style:repeat-content="fals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bbe33d" fo:wrap-option="wrap"/>
    </style:style>
    <style:style style:name="ce19" style:family="table-cell" style:parent-style-name="Default">
      <style:table-cell-properties fo:background-color="#e8f2a1" fo:wrap-option="wrap"/>
    </style:style>
    <style:style style:name="ce14" style:family="table-cell" style:parent-style-name="Default">
      <style:table-cell-properties fo:background-color="#bbe33d"/>
    </style:style>
    <style:style style:name="ce21" style:family="table-cell" style:parent-style-name="Default">
      <style:table-cell-properties fo:background-color="#e8f2a1"/>
    </style:style>
    <style:style style:name="ce22" style:family="table-cell" style:parent-style-name="Default">
      <style:table-cell-properties fo:background-color="#ffff38"/>
      <style:text-properties fo:color="#ffff38"/>
    </style:style>
    <style:style style:name="ce23" style:family="table-cell" style:parent-style-name="Default">
      <style:table-cell-properties fo:background-color="#ffff38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3pt" style:text-position="33% 58%" style:font-size-asian="13pt" style:font-size-complex="13pt"/>
    </style:style>
    <style:style style:name="T2" style:family="text">
      <style:text-properties fo:font-size="10pt" style:text-position="0% 100%" style:font-size-asian="10pt" style:font-size-complex="10pt"/>
    </style:style>
    <style:style style:name="T3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position="33% 58%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text-position="0% 100%" style:font-size-asian="10pt" style:font-size-complex="10pt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3pt" style:text-position="33% 58%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5" office:value-type="string" calcext:value-type="string">
            <text:p>Fecha</text:p>
          </table:table-cell>
          <table:table-cell table:style-name="ce10" office:value-type="string" calcext:value-type="string">
            <text:p>Descripción</text:p>
          </table:table-cell>
          <table:table-cell table:style-name="ce10" office:value-type="string" calcext:value-type="string">
            <text:p>Fuente</text:p>
          </table:table-cell>
          <table:table-cell table:number-columns-repeated="1021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string" calcext:value-type="string">
            <text:p>Universivad Autónoma de Nuevo León suspende clases</text:p>
          </table:table-cell>
          <table:table-cell office:value-type="string" calcext:value-type="string">
            <text:p><text:a xlink:href="https://www.excelsior.com.mx/nacional/universidad-autonoma-de-nl-suspende-clases-por-covid-19/1369792" xlink:type="simple">Excélsior</text:a></text:p>
          </table:table-cell>
          <table:table-cell table:number-columns-repeated="1021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Universidad Autónoma de Morelos suspende clases</text:p>
          </table:table-cell>
          <table:table-cell office:value-type="string" calcext:value-type="string">
            <text:p><text:a xlink:href="https://www.milenio.com/estados/uaem-suspende-clases-por-coronavirus" xlink:type="simple">Milenio</text:a></text:p>
          </table:table-cell>
          <table:table-cell table:number-columns-repeated="1021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Cortes federales suspenden actividades no escenciales por 30-40 días</text:p>
          </table:table-cell>
          <table:table-cell office:value-type="string" calcext:value-type="string">
            <text:p><text:a xlink:href="https://www.elsoldemexico.com.mx/mexico/piden-suspender-actividades-en-juzgados-y-tribunales-por-coronavirus-covid-19-mexico-contagios-pandemia-epidemia-4976721.html" xlink:type="simple">Sol de México</text:a></text:p>
          </table:table-cell>
          <table:table-cell table:number-columns-repeated="1021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Colima declara estado de emergencia, Audi cierra sus plantas en México</text:p>
          </table:table-cell>
          <table:table-cell office:value-type="string" calcext:value-type="string">
            <text:p><text:a xlink:href="https://www.informador.mx/mexico/Colima-declara-emergencia-por-COVID-19-20200318-0134.html" xlink:type="simple">El Informador</text:a>, <text:a xlink:href="https://www.informador.mx/economia/Empresas-automotrices-suspenden-produccion-en-Mexico-20200318-0114.html" xlink:type="simple">El Informador</text:a></text:p>
          </table:table-cell>
          <table:table-cell table:number-columns-repeated="1021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table:style-name="ce4" office:value-type="string" calcext:value-type="string">
            <text:p>Universidad Autónoma de Guerrero suspende clases. El instituro técnico de Guerrero y la suprema corte del Estado también cierran</text:p>
          </table:table-cell>
          <table:table-cell office:value-type="string" calcext:value-type="string">
            <text:p><text:a xlink:href="https://www.eluniversal.com.mx/english/mexican-authorities-are-tracking-hundreds-possible-covid-19-carriers" xlink:type="simple">El Universal</text:a></text:p>
          </table:table-cell>
          <table:table-cell table:number-columns-repeated="1021"/>
        </table:table-row>
        <table:table-row table:style-name="ro3">
          <table:table-cell table:style-name="ce8" office:value-type="date" office:date-value="2020-03-20" calcext:value-type="date">
            <text:p>2020-03-20</text:p>
          </table:table-cell>
          <table:table-cell table:style-name="ce13" office:value-type="string" calcext:value-type="string">
            <text:p>Se declaran restricciones de viaje entre la frontera de México-Estados Unidos<text:span text:style-name="T1">1</text:span>. Cierran sitios arqueológicos importantes como Teotihuacán, Xochicalco y El Tepozteco<text:span text:style-name="T1">2</text:span><text:span text:style-name="T2">. Sonora declara toque de queda</text:span><text:span text:style-name="T1">3</text:span></text:p>
          </table:table-cell>
          <table:table-cell table:style-name="ce13" office:value-type="string" calcext:value-type="string">
            <text:p><text:span text:style-name="T3">1 </text:span><text:span text:style-name="T4"><text:a xlink:href="https://deadline.com/2020/03/u-s-and-mexico-to-restrict-non-essential-travel-on-southern-border-mike-pompeo-warns-of-disinformation-1202888618/" xlink:type="simple">Deadline</text:a></text:span><text:span text:style-name="T5">, </text:span><text:span text:style-name="T6">2 </text:span><text:span text:style-name="T6"><text:a xlink:href="https://launion.com.mx/morelos/zona-sur/noticias/157226-cerraran-las-zonas-arqueologicas-de-xochicalco-y-tepoztlan.html?utm_medium=Social&amp;utm_source=Facebook#Echobox=1584718003" xlink:type="simple">La union de morelos</text:a></text:span><text:span text:style-name="T2">, </text:span><text:span text:style-name="T1">3 </text:span><text:span text:style-name="T2"><text:a xlink:href="https://www.proceso.com.mx/nacional/estados/2020/3/20/alcaldesa-de-nacozari-ordena-toque-de-queda-facultad-exclusiva-del-presidente-240170.html" xlink:type="simple">Proceso</text:a></text:span></text:p>
          </table:table-cell>
          <table:table-cell>
            <draw:frame table:end-cell-address="Sheet1.D7" table:end-x="3.497cm" table:end-y="1.372cm" draw:z-index="1" draw:style-name="gr1" draw:text-style-name="P1" svg:width="3.371cm" svg:height="0.7cm" svg:x="0.126cm" svg:y="0.672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>
            <draw:frame table:end-cell-address="Sheet1.E7" table:end-x="2.562cm" table:end-y="1.337cm" draw:z-index="0" draw:style-name="gr1" draw:text-style-name="P1" svg:width="2.445cm" svg:height="0.7cm" svg:x="0.117cm" svg:y="0.637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Bares, antros, cines, teatros y museos cierran en Ciudad de México</text:p>
          </table:table-cell>
          <table:table-cell office:value-type="string" calcext:value-type="string">
            <text:p><text:a xlink:href="https://www.eluniversal.com.mx/english/mexico-city-closes-museums-bars-nightclubs-and-movie-theaters-bid-halt-coronavirus-spread" xlink:type="simple">El universal</text:a></text:p>
          </table:table-cell>
          <table:table-cell table:number-columns-repeated="1021"/>
        </table:table-row>
        <table:table-row table:style-name="ro4">
          <table:table-cell table:style-name="ce11" office:value-type="date" office:date-value="2020-03-23" calcext:value-type="date">
            <text:p>2020-03-23</text:p>
          </table:table-cell>
          <table:table-cell table:style-name="ce19" office:value-type="string" calcext:value-type="string">
            <text:p>México entra a fase 2 de la pandemia de acuerdo con la organización mundial de la salud. Empieza la jornada de sana distancia. Reuniones de más de 100 personas se prohíben.</text:p>
          </table:table-cell>
          <table:table-cell table:style-name="ce21" office:value-type="string" calcext:value-type="string">
            <text:p><text:a xlink:href="https://www.jornada.com.mx/ultimas/politica/2020/03/23/comienza-la-jornada-nacional-de-sana-distancia-1056.html" xlink:type="simple">La Jornada</text:a></text:p>
          </table:table-cell>
          <table:table-cell>
            <draw:frame table:end-cell-address="Sheet1.D9" table:end-x="3.489cm" table:end-y="1.07cm" draw:z-index="2" draw:style-name="gr1" draw:text-style-name="P1" svg:width="3.373cm" svg:height="0.7cm" svg:x="0.116cm" svg:y="0.37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>
            <draw:frame table:end-cell-address="Sheet1.E9" table:end-x="2.429cm" table:end-y="1.005cm" draw:z-index="3" draw:style-name="gr1" draw:text-style-name="P1" svg:width="1.942cm" svg:height="0.702cm" svg:x="0.487cm" svg:y="0.303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9"/>
        </table:table-row>
        <table:table-row table:style-name="ro5">
          <table:table-cell table:style-name="ce8" office:value-type="date" office:date-value="2020-03-26" calcext:value-type="date">
            <text:p>2020-03-26</text:p>
          </table:table-cell>
          <table:table-cell table:style-name="ce13" office:value-type="string" calcext:value-type="string">
            <text:p>Se suspenden las actividades de la mayoría de sectores, con la excepción del sector de la salud y sectores de energía y públicos como agua, transporte público y recolección de basura<text:span text:style-name="T1">1</text:span>. Se bloquea el acceso de migrantes cruzando de Nogales, Arizona<text:span text:style-name="T1">2</text:span>.</text:p>
          </table:table-cell>
          <table:table-cell table:style-name="ce14" office:value-type="string" calcext:value-type="string">
            <text:p><text:span text:style-name="T1">1 </text:span><text:span text:style-name="T2"><text:a xlink:href="https://www.elfinanciero.com.mx/nacional/a-partir-de-hoy-para-gobierno-actividades/" xlink:type="simple">El Financiero</text:a></text:span>, <text:span text:style-name="T1">2 </text:span><text:span text:style-name="T2"><text:a xlink:href="https://www.univision.com/noticias/america-latina/el-mundo-al-reves-mexicanos-bloquean-frontera-para-que-no-entren-a-su-pais-estadounidenses-contagiados-por-el-covid-19" xlink:type="simple">Univision Noticias</text:a></text:span></text:p>
          </table:table-cell>
          <table:table-cell table:style-name="ce22">
            <draw:frame table:end-cell-address="Sheet1.D10" table:end-x="3.422cm" table:end-y="1.161cm" draw:z-index="5" draw:style-name="gr1" draw:text-style-name="P1" svg:width="3.379cm" svg:height="0.7cm" svg:x="0.043cm" svg:y="0.46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22">
            <draw:frame table:end-cell-address="Sheet1.E10" table:end-x="2.865cm" table:end-y="1.67cm" draw:z-index="4" draw:style-name="gr1" draw:text-style-name="P1" svg:width="2.632cm" svg:height="1.475cm" svg:x="0.233cm" svg:y="0.195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9"/>
        </table:table-row>
        <table:table-row table:style-name="ro6">
          <table:table-cell table:style-name="ce15" office:value-type="date" office:date-value="2020-03-30" calcext:value-type="date">
            <text:p>2020-03-30</text:p>
          </table:table-cell>
          <table:table-cell table:style-name="ce19" office:value-type="string" calcext:value-type="string">
            <text:p>Se declara emergencia sanitaria nacional; se insta a todos los sectores del país a detener la mayoría de sus actividades.</text:p>
          </table:table-cell>
          <table:table-cell table:style-name="ce19" office:value-type="string" calcext:value-type="string">
            <text:p><text:a xlink:href="https://www.eluniversal.com.mx/nacion/sociedad/coronavirus-30-de-marzo-mexico-supera-los-mil-contagios-de-coronavirus-suman-mil-94" xlink:type="simple">El Universal</text:a></text:p>
          </table:table-cell>
          <table:table-cell table:style-name="ce4">
            <draw:frame table:end-cell-address="Sheet1.D11" table:end-x="3.52cm" table:end-y="1.305cm" draw:z-index="7" draw:style-name="gr1" draw:text-style-name="P1" svg:width="3.394cm" svg:height="0.7cm" svg:x="0.126cm" svg:y="0.605c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ce4">
            <draw:frame table:end-cell-address="Sheet1.E11" table:end-x="2.825cm" table:end-y="1.553cm" draw:z-index="6" draw:style-name="gr1" draw:text-style-name="P1" svg:width="2.67cm" svg:height="1.463cm" svg:x="0.155cm" svg:y="0.09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4">
            <draw:frame table:end-cell-address="Sheet1.F11" table:end-x="2.697cm" table:end-y="1.658cm" draw:z-index="14" draw:style-name="gr1" draw:text-style-name="P1" svg:width="2.632cm" svg:height="1.461cm" svg:x="0.065cm" svg:y="0.197cm">
              <draw:object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style-name="ce4" table:number-columns-repeated="1018"/>
        </table:table-row>
        <table:table-row table:style-name="ro7">
          <table:table-cell table:style-name="ce8" office:value-type="date" office:date-value="2020-04-16" calcext:value-type="date">
            <text:p>2020-04-16</text:p>
          </table:table-cell>
          <table:table-cell table:style-name="ce13" office:value-type="string" calcext:value-type="string">
            <text:p>Restricción del transporte entre áreas del país que están infectadas con COVID-19 y áreas que no lo están.</text:p>
          </table:table-cell>
          <table:table-cell table:style-name="ce14" office:value-type="string" calcext:value-type="string">
            <text:p><text:a xlink:href="https://apnews.com/article/9e5bb61c8bb22aba3fe0557aa82f592e" xlink:type="simple">AP. Associated Press</text:a></text:p>
          </table:table-cell>
          <table:table-cell table:style-name="ce23">
            <draw:frame table:end-cell-address="Sheet1.D12" table:end-x="3.437cm" table:end-y="1.205cm" draw:z-index="9" draw:style-name="gr1" draw:text-style-name="P1" svg:width="3.379cm" svg:height="0.7cm" svg:x="0.058cm" svg:y="0.505cm">
              <draw:object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style-name="ce23">
            <draw:frame table:end-cell-address="Sheet1.E12" table:end-x="2.731cm" table:end-y="1.582cm" draw:z-index="8" draw:style-name="gr1" draw:text-style-name="P1" svg:width="2.632cm" svg:height="1.472cm" svg:x="0.099cm" svg:y="0.11cm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9"/>
        </table:table-row>
        <table:table-row table:style-name="ro8">
          <table:table-cell table:style-name="ce8" office:value-type="date" office:date-value="2020-04-21" calcext:value-type="date">
            <text:p>2020-04-21</text:p>
          </table:table-cell>
          <table:table-cell table:style-name="ce14" office:value-type="string" calcext:value-type="string">
            <text:p>México entra a fase 3 de su plan de contingencia</text:p>
          </table:table-cell>
          <table:table-cell table:style-name="ce14" office:value-type="string" calcext:value-type="string">
            <text:p><text:a xlink:href="https://www.eluniversal.com.mx/english/mexico-enters-phase-3-its-contingency-plan-fight-covid-19" xlink:type="simple">El Universal</text:a></text:p>
          </table:table-cell>
          <table:table-cell>
            <draw:frame table:end-cell-address="Sheet1.D13" table:end-x="3.392cm" table:end-y="0.817cm" draw:z-index="11" draw:style-name="gr1" draw:text-style-name="P1" svg:width="3.374cm" svg:height="0.7cm" svg:x="0.018cm" svg:y="0.117cm">
              <draw:object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>
            <draw:frame table:end-cell-address="Sheet1.E13" table:end-x="2.132cm" table:end-y="0.787cm" draw:z-index="10" draw:style-name="gr1" draw:text-style-name="P1" svg:width="1.371cm" svg:height="0.7cm" svg:x="0.761cm" svg:y="0.087cm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>
            <draw:frame table:end-cell-address="Sheet1.F13" table:end-x="1.452cm" table:end-y="0.727cm" draw:z-index="15" draw:style-name="gr1" draw:text-style-name="P1" svg:width="1.385cm" svg:height="0.7cm" svg:x="0.067cm" svg:y="0.027cm">
              <draw:object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11" office:value-type="date" office:date-value="2020-06-01" calcext:value-type="date">
            <text:p>2020-06-01</text:p>
          </table:table-cell>
          <table:table-cell table:style-name="ce19" office:value-type="string" calcext:value-type="string">
            <text:p>Primer día de la “nueva normalidad”: se reactivan algunos sectores de la industria en algunos estados</text:p>
          </table:table-cell>
          <table:table-cell table:style-name="ce21" office:value-type="string" calcext:value-type="string">
            <text:p><text:a xlink:href="https://www.milenio.com/ciencia-y-salud/sociedad/coronavirus-nl-aumenta-afluencia-trabajadores-reactivacion" xlink:type="simple">Milenio</text:a></text:p>
          </table:table-cell>
          <table:table-cell>
            <draw:frame table:end-cell-address="Sheet1.D14" table:end-x="3.468cm" table:end-y="0.939cm" draw:z-index="12" draw:style-name="gr1" draw:text-style-name="P1" svg:width="3.372cm" svg:height="0.7cm" svg:x="0.096cm" svg:y="0.239cm">
              <draw:object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>
            <draw:frame table:end-cell-address="Sheet1.E14" table:end-x="2.638cm" table:end-y="1.468cm" draw:z-index="13" draw:style-name="gr1" draw:text-style-name="P1" svg:width="2.638cm" svg:height="1.463cm" svg:x="0cm" svg:y="0.005cm">
              <draw:object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>
            <draw:frame table:end-cell-address="Sheet1.F14" table:end-x="2.698cm" table:end-y="1.494cm" draw:z-index="16" draw:style-name="gr1" draw:text-style-name="P1" svg:width="2.632cm" svg:height="1.462cm" svg:x="0.066cm" svg:y="0.032cm">
              <draw:object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string" calcext:value-type="string">
            <text:p>Inicia la vacunación contra covid-19</text:p>
          </table:table-cell>
          <table:table-cell office:value-type="string" calcext:value-type="string">
            <text:p><text:a xlink:href="https://www.dallasnews.com/espanol/al-dia/salud/2020/12/02/mexico-inicia-vacunacion-masiva-contra-covid-19-en-diciembre-anuncian-autoridades/" xlink:type="simple">Dallas News</text:a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9:57:04.7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Yoltic Cruz Tello</meta:initial-creator>
    <meta:creation-date>2021-04-03T17:28:33.169000000</meta:creation-date>
    <dc:date>2021-04-18T20:01:16.710000000</dc:date>
    <dc:creator>Yoltic Cruz Tello</dc:creator>
    <meta:editing-duration>PT4H44M21S</meta:editing-duration>
    <meta:editing-cycles>45</meta:editing-cycles>
    <meta:generator>LibreOffice/7.0.4.2$Windows_X86_64 LibreOffice_project/dcf040e67528d9187c66b2379df5ea4407429775</meta:generator>
    <meta:document-statistic meta:table-count="1" meta:cell-count="45" meta:object-count="17"/>
  </office:meta>
</office:document-meta>
</file>

<file path=Object 1/content.xml><?xml version="1.0" encoding="utf-8"?>
<math xmlns="http://www.w3.org/1998/Math/MathML" display="block">
  <semantics>
    <mrow>
      <msub>
        <mi>m</mi>
        <mn>0</mn>
      </msub>
      <mo stretchy="false">=</mo>
      <msub>
        <mi>m</mi>
        <mn>1</mn>
      </msub>
      <mo stretchy="false">=</mo>
      <mn>1</mn>
    </mrow>
    <annotation encoding="StarMath 5.0">m_0 = m_1 = 1</annotation>
  </semantics>
</math>
</file>

<file path=Object 10/content.xml><?xml version="1.0" encoding="utf-8"?>
<math xmlns="http://www.w3.org/1998/Math/MathML" display="block">
  <semantics>
    <mrow>
      <msub>
        <mi>λ</mi>
        <mn>5</mn>
      </msub>
      <mo stretchy="false">=</mo>
      <mtext>2020-04-16</mtext>
    </mrow>
    <annotation encoding="StarMath 5.0">%lambda_5 = "2020-04-16"</annotation>
  </semantics>
</math>
</file>

<file path=Object 11/content.xml><?xml version="1.0" encoding="utf-8"?>
<math xmlns="http://www.w3.org/1998/Math/MathML" display="block">
  <semantics>
    <mrow>
      <msub>
        <mi>m</mi>
        <mn>6</mn>
      </msub>
      <mo stretchy="false">=</mo>
      <mn>0</mn>
    </mrow>
    <annotation encoding="StarMath 5.0">m_6 = 0</annotation>
  </semantics>
</math>
</file>

<file path=Object 12/content.xml><?xml version="1.0" encoding="utf-8"?>
<math xmlns="http://www.w3.org/1998/Math/MathML" display="block">
  <semantics>
    <mrow>
      <msub>
        <mi>λ</mi>
        <mn>6</mn>
      </msub>
      <mo stretchy="false">=</mo>
      <mtext>2020-04-21</mtext>
    </mrow>
    <annotation encoding="StarMath 5.0">%lambda_6 = "2020-04-21"</annotation>
  </semantics>
</math>
</file>

<file path=Object 13/content.xml><?xml version="1.0" encoding="utf-8"?>
<math xmlns="http://www.w3.org/1998/Math/MathML" display="block">
  <semantics>
    <mrow>
      <msub>
        <mi>λ</mi>
        <mn>7</mn>
      </msub>
      <mo stretchy="false">=</mo>
      <mtext>2020-06-01</mtext>
    </mrow>
    <annotation encoding="StarMath 5.0">%lambda_7 = "2020-06-01"</annotation>
  </semantics>
</math>
</file>

<file path=Object 14/content.xml><?xml version="1.0" encoding="utf-8"?>
<math xmlns="http://www.w3.org/1998/Math/MathML" display="block">
  <semantics>
    <mtable>
      <mtr>
        <mtd>
          <mrow>
            <msub>
              <mi>m</mi>
              <mn>7</mn>
            </msub>
            <mo stretchy="false">=</mo>
            <mrow>
              <msub>
                <mi>c</mi>
                <mn>7</mn>
              </msub>
              <mo stretchy="false">×</mo>
              <msub>
                <mi>m</mi>
                <mn>2</mn>
              </msub>
            </mrow>
          </mrow>
        </mtd>
      </mtr>
      <mtr>
        <mtd>
          <mrow>
            <msub>
              <mi>c</mi>
              <mn>7</mn>
            </msub>
            <mo stretchy="false">∈</mo>
            <mrow>
              <mo fence="true" stretchy="false">[</mo>
              <mrow>
                <mn>0,1</mn>
              </mrow>
              <mo fence="true" stretchy="false">]</mo>
            </mrow>
          </mrow>
        </mtd>
      </mtr>
    </mtable>
    <annotation encoding="StarMath 5.0">m_7 = c_7 times m_2 newline
c_7 in [ 0,1 ]</annotation>
  </semantics>
</math>
</file>

<file path=Object 15/content.xml><?xml version="1.0" encoding="utf-8"?>
<math xmlns="http://www.w3.org/1998/Math/MathML" display="block">
  <semantics>
    <mtable>
      <mtr>
        <mtd>
          <mrow>
            <msub>
              <mi>m</mi>
              <mn>3</mn>
            </msub>
            <mo stretchy="false">=</mo>
            <mrow>
              <msub>
                <mi>c</mi>
                <mn>3</mn>
              </msub>
              <mo stretchy="false">×</mo>
              <msub>
                <mi>m</mi>
                <mn>2</mn>
              </msub>
            </mrow>
          </mrow>
        </mtd>
      </mtr>
      <mtr>
        <mtd>
          <mrow>
            <msub>
              <mi>c</mi>
              <mn>3</mn>
            </msub>
            <mo stretchy="false">∈</mo>
            <mrow>
              <mo fence="true" stretchy="false">[</mo>
              <mrow>
                <mn>0,1</mn>
              </mrow>
              <mo fence="true" stretchy="false">]</mo>
            </mrow>
          </mrow>
        </mtd>
      </mtr>
    </mtable>
    <annotation encoding="StarMath 5.0">m_3 = c_3 times m_2 newline
c_3 in [ 0,1 ]</annotation>
  </semantics>
</math>
</file>

<file path=Object 16/content.xml><?xml version="1.0" encoding="utf-8"?>
<math xmlns="http://www.w3.org/1998/Math/MathML" display="block">
  <semantics>
    <mrow>
      <msub>
        <mi>m</mi>
        <mn>4</mn>
      </msub>
      <mo stretchy="false">=</mo>
      <mn>0</mn>
    </mrow>
    <annotation encoding="StarMath 5.0">m_4 = 0</annotation>
  </semantics>
</math>
</file>

<file path=Object 17/content.xml><?xml version="1.0" encoding="utf-8"?>
<math xmlns="http://www.w3.org/1998/Math/MathML" display="block">
  <semantics>
    <mtable>
      <mtr>
        <mtd>
          <mrow>
            <msub>
              <mi>m</mi>
              <mn>5</mn>
            </msub>
            <mo stretchy="false">=</mo>
            <mrow>
              <msub>
                <mi>c</mi>
                <mn>5</mn>
              </msub>
              <mo stretchy="false">×</mo>
              <msub>
                <mi>m</mi>
                <mn>2</mn>
              </msub>
            </mrow>
          </mrow>
        </mtd>
      </mtr>
      <mtr>
        <mtd>
          <mrow>
            <msub>
              <mi>c</mi>
              <mn>5</mn>
            </msub>
            <mo stretchy="false">∈</mo>
            <mrow>
              <mo fence="true" stretchy="false">[</mo>
              <mrow>
                <mn>0,1</mn>
              </mrow>
              <mo fence="true" stretchy="false">]</mo>
            </mrow>
          </mrow>
        </mtd>
      </mtr>
    </mtable>
    <annotation encoding="StarMath 5.0">m_5 = c_5 times m_2 newline
c_5 in [ 0,1 ]</annotation>
  </semantics>
</math>
</file>

<file path=Object 2/content.xml><?xml version="1.0" encoding="utf-8"?>
<math xmlns="http://www.w3.org/1998/Math/MathML" display="block">
  <semantics>
    <mrow>
      <msub>
        <mi>λ</mi>
        <mn>1</mn>
      </msub>
      <mo stretchy="false">=</mo>
      <mtext>2020-03-20</mtext>
    </mrow>
    <annotation encoding="StarMath 5.0">%lambda_1 = "2020-03-20"</annotation>
  </semantics>
</math>
</file>

<file path=Object 3/content.xml><?xml version="1.0" encoding="utf-8"?>
<math xmlns="http://www.w3.org/1998/Math/MathML" display="block">
  <semantics>
    <mrow>
      <msub>
        <mi>λ</mi>
        <mn>2</mn>
      </msub>
      <mo stretchy="false">=</mo>
      <mtext>2020-03-23</mtext>
    </mrow>
    <annotation encoding="StarMath 5.0">%lambda_2 = "2020-03-23"</annotation>
  </semantics>
</math>
</file>

<file path=Object 4/content.xml><?xml version="1.0" encoding="utf-8"?>
<math xmlns="http://www.w3.org/1998/Math/MathML" display="block">
  <semantics>
    <mrow>
      <msub>
        <mi>m</mi>
        <mn>2</mn>
      </msub>
      <mo stretchy="false">∈</mo>
      <mrow>
        <mo fence="true" stretchy="false">[</mo>
        <mrow>
          <mn>0,1</mn>
        </mrow>
        <mo fence="true" stretchy="false">]</mo>
      </mrow>
    </mrow>
    <annotation encoding="StarMath 5.0">m_2 in [ 0,1 ]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m</mi>
              <mn>3</mn>
            </msub>
            <mo stretchy="false">=</mo>
            <mrow>
              <msub>
                <mi>c</mi>
                <mn>3</mn>
              </msub>
              <mo stretchy="false">×</mo>
              <msub>
                <mi>m</mi>
                <mn>2</mn>
              </msub>
            </mrow>
          </mrow>
        </mtd>
      </mtr>
      <mtr>
        <mtd>
          <mrow>
            <msub>
              <mi>c</mi>
              <mn>3</mn>
            </msub>
            <mo stretchy="false">∈</mo>
            <mrow>
              <mo fence="true" stretchy="false">[</mo>
              <mrow>
                <mn>0,1</mn>
              </mrow>
              <mo fence="true" stretchy="false">]</mo>
            </mrow>
          </mrow>
        </mtd>
      </mtr>
    </mtable>
    <annotation encoding="StarMath 5.0">m_3 =  c_3 times m_2 newline 
c_3 in [ 0,1 ]</annotation>
  </semantics>
</math>
</file>

<file path=Object 6/content.xml><?xml version="1.0" encoding="utf-8"?>
<math xmlns="http://www.w3.org/1998/Math/MathML" display="block">
  <semantics>
    <mrow>
      <msub>
        <mi>λ</mi>
        <mn>3</mn>
      </msub>
      <mo stretchy="false">=</mo>
      <mtext>2020-03-26</mtext>
    </mrow>
    <annotation encoding="StarMath 5.0">%lambda_3 = "2020-03-26"</annotation>
  </semantics>
</math>
</file>

<file path=Object 7/content.xml><?xml version="1.0" encoding="utf-8"?>
<math xmlns="http://www.w3.org/1998/Math/MathML" display="block">
  <semantics>
    <mtable>
      <mtr>
        <mtd>
          <mrow>
            <msub>
              <mi>m</mi>
              <mn>4</mn>
            </msub>
            <mo stretchy="false">=</mo>
            <mrow>
              <msub>
                <mi>c</mi>
                <mn>4</mn>
              </msub>
              <mo stretchy="false">×</mo>
              <msub>
                <mi>m</mi>
                <mn>2</mn>
              </msub>
            </mrow>
          </mrow>
        </mtd>
      </mtr>
      <mtr>
        <mtd>
          <mrow>
            <msub>
              <mi>c</mi>
              <mn>4</mn>
            </msub>
            <mo stretchy="false">∈</mo>
            <mrow>
              <mo fence="true" stretchy="false">[</mo>
              <mrow>
                <mn>0,1</mn>
              </mrow>
              <mo fence="true" stretchy="false">]</mo>
            </mrow>
          </mrow>
        </mtd>
      </mtr>
    </mtable>
    <annotation encoding="StarMath 5.0">m_4 = c_4 times m_2 newline
c_4 in [ 0,1 ]</annotation>
  </semantics>
</math>
</file>

<file path=Object 8/content.xml><?xml version="1.0" encoding="utf-8"?>
<math xmlns="http://www.w3.org/1998/Math/MathML" display="block">
  <semantics>
    <mrow>
      <msub>
        <mi>λ</mi>
        <mn>4</mn>
      </msub>
      <mo stretchy="false">=</mo>
      <mtext>2020-03-30</mtext>
    </mrow>
    <annotation encoding="StarMath 5.0">%lambda_4 = "2020-03-30"</annotation>
  </semantics>
</math>
</file>

<file path=Object 9/content.xml><?xml version="1.0" encoding="utf-8"?>
<math xmlns="http://www.w3.org/1998/Math/MathML" display="block">
  <semantics>
    <mtable>
      <mtr>
        <mtd>
          <mrow>
            <msub>
              <mi>m</mi>
              <mn>5</mn>
            </msub>
            <mo stretchy="false">=</mo>
            <mrow>
              <msub>
                <mi>c</mi>
                <mn>5</mn>
              </msub>
              <mo stretchy="false">×</mo>
              <msub>
                <mi>m</mi>
                <mn>2</mn>
              </msub>
            </mrow>
          </mrow>
        </mtd>
      </mtr>
      <mtr>
        <mtd>
          <mrow>
            <msub>
              <mi>c</mi>
              <mn>5</mn>
            </msub>
            <mo stretchy="false">∈</mo>
            <mrow>
              <mo fence="true" stretchy="false">[</mo>
              <mrow>
                <mn>0,1</mn>
              </mrow>
              <mo fence="true" stretchy="false">]</mo>
            </mrow>
          </mrow>
        </mtd>
      </mtr>
    </mtable>
    <annotation encoding="StarMath 5.0">m_5 = c_5 times m_2 newline
c_5 in [ 0,1 ]</annotation>
  </semantics>
</math>
</file>